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1388000031EFC908EB11.png" manifest:media-type="image/png"/>
  <manifest:file-entry manifest:full-path="Pictures/10000201000013880000324B7631DE2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cm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76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19.5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2pt" style:font-size-asian="18pt" style:font-size-complex="1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6cm" svg:height="1.28cm" svg:x="1.066cm" svg:y="0.15cm">
          <draw:text-box>
            <text:p text:style-name="P1"><text:span text:style-name="T1">B</text:span></text:p>
          </draw:text-box>
        </draw:frame>
        <draw:custom-shape draw:style-name="gr2" draw:text-style-name="P2" draw:layer="layout" svg:width="0.16cm" svg:height="9cm" svg:x="12.089cm" svg:y="1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6cm" svg:height="9cm" svg:x="12.089cm" svg:y="10.9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767cm" svg:height="1.119cm" draw:transform="rotate (-1.5707963267949) translate (13.488cm 12.233cm)">
          <draw:text-box>
            <text:p text:style-name="P2"><text:span text:style-name="T2">Genome copy A</text:span></text:p>
          </draw:text-box>
        </draw:frame>
        <draw:frame draw:style-name="gr3" draw:text-style-name="P3" draw:layer="layout" svg:width="6.662cm" svg:height="1.119cm" draw:transform="rotate (-1.5707963267949) translate (13.489cm 2.838cm)">
          <draw:text-box>
            <text:p text:style-name="P2"><text:span text:style-name="T2">Genome copy B</text:span></text:p>
          </draw:text-box>
        </draw:frame>
        <draw:frame draw:style-name="gr4" draw:text-style-name="P2" draw:layer="layout" svg:width="8.154cm" svg:height="20.999cm" svg:x="2.2cm" svg:y="0.501cm">
          <draw:image xlink:href="Pictures/10000201000013880000324B7631DE2D.png" xlink:type="simple" xlink:show="embed" xlink:actuate="onLoad">
            <text:p/>
          </draw:image>
        </draw:frame>
        <draw:frame draw:style-name="gr4" draw:text-style-name="P2" draw:layer="layout" svg:width="8.213cm" svg:height="20.999cm" svg:x="17.196cm" svg:y="0.479cm">
          <draw:image xlink:href="Pictures/1000020100001388000031EFC908EB11.png" xlink:type="simple" xlink:show="embed" xlink:actuate="onLoad">
            <text:p/>
          </draw:image>
        </draw:frame>
        <draw:frame draw:style-name="gr1" draw:text-style-name="P1" draw:layer="layout" svg:width="1.6cm" svg:height="1.28cm" svg:x="15.966cm" svg:y="0.15cm">
          <draw:text-box>
            <text:p text:style-name="P1"><text:span text:style-name="T1">C</text:span></text:p>
          </draw:text-box>
        </draw:frame>
        <draw:custom-shape draw:style-name="gr2" draw:text-style-name="P2" draw:layer="layout" svg:width="0.16cm" svg:height="9cm" svg:x="25.989cm" svg:y="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6cm" svg:height="9cm" svg:x="25.989cm" svg:y="10.8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767cm" svg:height="1.119cm" draw:transform="rotate (-1.5707963267949) translate (27.388cm 12.133cm)">
          <draw:text-box>
            <text:p text:style-name="P2"><text:span text:style-name="T2">Genome copy A</text:span></text:p>
          </draw:text-box>
        </draw:frame>
        <draw:frame draw:style-name="gr3" draw:text-style-name="P3" draw:layer="layout" svg:width="6.662cm" svg:height="1.119cm" draw:transform="rotate (-1.5707963267949) translate (27.389cm 2.738cm)">
          <draw:text-box>
            <text:p text:style-name="P2"><text:span text:style-name="T2">Genome copy B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7T18:17:55.520900483</meta:creation-date>
    <dc:date>2017-03-04T20:21:44.343408058</dc:date>
    <meta:editing-duration>P2DT16H54M42S</meta:editing-duration>
    <meta:editing-cycles>4</meta:editing-cycles>
    <meta:generator>LibreOffice/4.2.8.2$Linux_X86_64 LibreOffice_project/420m0$Build-2</meta:generator>
    <meta:document-statistic meta:object-count="35"/>
  </office:meta>
</office:document-meta>
</file>